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rect draw:style-name="gr1" draw:layer="layout" svg:width="0.086cm" svg:height="1.714cm" svg:x="0.857cm" svg:y="0.143cm">
            <text:p/>
          </draw:rect>
          <draw:rect draw:style-name="gr1" draw:layer="layout" svg:width="0.286cm" svg:height="2cm" svg:x="1.143cm" svg:y="0cm">
            <text:p/>
          </draw:rect>
          <draw:rect draw:style-name="gr1" draw:layer="layout" svg:width="0.086cm" svg:height="1.714cm" svg:x="1.629cm" svg:y="0.143cm">
            <text:p/>
          </draw:rect>
          <draw:line draw:style-name="gr2" draw:layer="layout" svg:x1="0cm" svg:y1="1cm" svg:x2="0.857cm" svg:y2="1cm">
            <text:p/>
          </draw:line>
          <draw:line draw:style-name="gr2" draw:layer="layout" svg:x1="1.714cm" svg:y1="1cm" svg:x2="2.571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crystal</dc:title>
    <meta:creation-date>2011-02-07T17:17:54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